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846in"/>
    </style:style>
    <style:style style:name="co3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en funktion för att rendera en medl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apa utseende för rendering av medl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apa funktion för att ändra en medlems information</text:p>
          </table:table-cell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kapa utseendet för förändring av medlems information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olla igenom koden och se till att allt är skrivet på ett effektivt sätt och att allt fungerar som det ska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9">
            <text:p>9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0">
            <text:p>0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8" table:end-x="0.1614in" table:end-y="0.1677in" draw:z-index="0" draw:style-name="gr1" svg:width="6.3in" svg:height="3.535in" svg:x="0in" svg:y="0.0106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1/08/2014</text:date>, <text:time>21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15M38S</meta:editing-duration>
    <meta:editing-cycles>4</meta:editing-cycles>
    <meta:generator>OpenOffice.org/3.3$Win32 OpenOffice.org_project/330m20$Build-9567</meta:generator>
    <dc:date>2014-01-08T21:49:37.27</dc:date>
    <meta:document-statistic meta:table-count="3" meta:cell-count="3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1.242cm" svg:y="0.931cm" svg:width="12.803cm" svg:height="7.528cm">
          <chartooo:coordinate-region svg:x="1.863cm" svg:y="1.143cm" svg:width="12.088cm" svg:height="6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C7:Sheet1.F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